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472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0.6728in"/>
    </style:style>
    <style:style style:name="co6" style:family="table-column">
      <style:table-column-properties fo:break-before="auto" style:column-width="0.452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9189in"/>
    </style:style>
    <style:style style:name="co9" style:family="table-column">
      <style:table-column-properties fo:break-before="auto" style:column-width="0.6228in"/>
    </style:style>
    <style:style style:name="co10" style:family="table-column">
      <style:table-column-properties fo:break-before="auto" style:column-width="0.3898in"/>
    </style:style>
    <style:style style:name="co11" style:family="table-column">
      <style:table-column-properties fo:break-before="auto" style:column-width="0.5673in"/>
    </style:style>
    <style:style style:name="co12" style:family="table-column">
      <style:table-column-properties fo:break-before="auto" style:column-width="0.4575in"/>
    </style:style>
    <style:style style:name="co13" style:family="table-column">
      <style:table-column-properties fo:break-before="auto" style:column-width="0.5972in"/>
    </style:style>
    <style:style style:name="co14" style:family="table-column">
      <style:table-column-properties fo:break-before="auto" style:column-width="0.667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4" style:family="table-cell" style:parent-style-name="Default" style:data-style-name="N4">
      <style:table-cell-properties fo:background-color="#b4c7d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ase: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Lvl Bonuses:</text:p>
          </table:table-cell>
          <table:table-cell office:value-type="string" calcext:value-type="string">
            <text:p>HardPts</text:p>
          </table:table-cell>
          <table:table-cell table:style-name="ce2" office:value-type="float" office:value="0.02" calcext:value-type="float">
            <text:p>0.02</text:p>
          </table:table-cell>
          <table:table-cell office:value-type="string" calcext:value-type="string">
            <text:p>SoftPt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style-name="ce4" office:value-type="float" office:value="0.05" calcext:value-type="float">
            <text:p>0.0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$H$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]+[.C2])*[.E2]+[.D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3]-1)" office:value-type="float" office:value="0.02" calcext:value-type="float">
            <text:p>0.02</text:p>
          </table:table-cell>
          <table:table-cell table:formula="of:=[.$M$1]*([.A3]-1)" office:value-type="float" office:value="1" calcext:value-type="float">
            <text:p>1</text:p>
          </table:table-cell>
          <table:table-cell table:formula="of:=[.A3]*[.$O$1]+[.$E$2]" office:value-type="float" office:value="1.1" calcext:value-type="float">
            <text:p>1.1</text:p>
          </table:table-cell>
          <table:table-cell table:formula="of:=([.B3]+[.C3])*[.E3]+[.D3]" office:value-type="float" office:value="2.122" calcext:value-type="float">
            <text:p>2.122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4]-1)" office:value-type="float" office:value="0.04" calcext:value-type="float">
            <text:p>0.04</text:p>
          </table:table-cell>
          <table:table-cell table:formula="of:=[.$M$1]*([.A4]-1)" office:value-type="float" office:value="2" calcext:value-type="float">
            <text:p>2</text:p>
          </table:table-cell>
          <table:table-cell table:formula="of:=[.A4]*[.$O$1]+[.$E$2]" office:value-type="float" office:value="1.15" calcext:value-type="float">
            <text:p>1.15</text:p>
          </table:table-cell>
          <table:table-cell table:formula="of:=([.B4]+[.C4])*[.E4]+[.D4]" office:value-type="float" office:value="3.196" calcext:value-type="float">
            <text:p>3.196</text:p>
          </table:table-cell>
          <table:table-cell/>
          <table:table-cell table:style-name="ce1" office:value-type="string" calcext:value-type="string">
            <text:p>LVL</text:p>
          </table:table-cell>
          <table:table-cell table:style-name="ce1" office:value-type="string" calcext:value-type="string">
            <text:p>Costs:</text:p>
          </table:table-cell>
          <table:table-cell table:style-name="ce7" office:value-type="string" calcext:value-type="string">
            <text:p>Base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Pow</text:p>
          </table:table-cell>
          <table:table-cell table:style-name="ce8"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5]-1)" office:value-type="float" office:value="0.06" calcext:value-type="float">
            <text:p>0.06</text:p>
          </table:table-cell>
          <table:table-cell table:formula="of:=[.$M$1]*([.A5]-1)" office:value-type="float" office:value="3" calcext:value-type="float">
            <text:p>3</text:p>
          </table:table-cell>
          <table:table-cell table:formula="of:=[.A5]*[.$O$1]+[.$E$2]" office:value-type="float" office:value="1.2" calcext:value-type="float">
            <text:p>1.2</text:p>
          </table:table-cell>
          <table:table-cell table:formula="of:=([.B5]+[.C5])*[.E5]+[.D5]" office:value-type="float" office:value="4.272" calcext:value-type="float">
            <text:p>4.27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CEILING([.$K$4]*POWER([.$M$4]; [.H5]-1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6]-1)" office:value-type="float" office:value="0.08" calcext:value-type="float">
            <text:p>0.08</text:p>
          </table:table-cell>
          <table:table-cell table:formula="of:=[.$M$1]*([.A6]-1)" office:value-type="float" office:value="4" calcext:value-type="float">
            <text:p>4</text:p>
          </table:table-cell>
          <table:table-cell table:formula="of:=[.A6]*[.$O$1]+[.$E$2]" office:value-type="float" office:value="1.25" calcext:value-type="float">
            <text:p>1.25</text:p>
          </table:table-cell>
          <table:table-cell table:formula="of:=([.B6]+[.C6])*[.E6]+[.D6]" office:value-type="float" office:value="5.35" calcext:value-type="float">
            <text:p>5.3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CEILING([.$K$4]*POWER([.$M$4]; [.H6]-1)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7]-1)" office:value-type="float" office:value="0.1" calcext:value-type="float">
            <text:p>0.1</text:p>
          </table:table-cell>
          <table:table-cell table:formula="of:=[.$M$1]*([.A7]-1)" office:value-type="float" office:value="5" calcext:value-type="float">
            <text:p>5</text:p>
          </table:table-cell>
          <table:table-cell table:formula="of:=[.A7]*[.$O$1]+[.$E$2]" office:value-type="float" office:value="1.3" calcext:value-type="float">
            <text:p>1.3</text:p>
          </table:table-cell>
          <table:table-cell table:formula="of:=([.B7]+[.C7])*[.E7]+[.D7]" office:value-type="float" office:value="6.43" calcext:value-type="float">
            <text:p>6.4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CEILING([.$K$4]*POWER([.$M$4]; [.H7]-1)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8]-1)" office:value-type="float" office:value="0.12" calcext:value-type="float">
            <text:p>0.12</text:p>
          </table:table-cell>
          <table:table-cell table:formula="of:=[.$M$1]*([.A8]-1)" office:value-type="float" office:value="6" calcext:value-type="float">
            <text:p>6</text:p>
          </table:table-cell>
          <table:table-cell table:formula="of:=[.A8]*[.$O$1]+[.$E$2]" office:value-type="float" office:value="1.35" calcext:value-type="float">
            <text:p>1.35</text:p>
          </table:table-cell>
          <table:table-cell table:formula="of:=([.B8]+[.C8])*[.E8]+[.D8]" office:value-type="float" office:value="7.512" calcext:value-type="float">
            <text:p>7.51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CEILING([.$K$4]*POWER([.$M$4]; [.H8]-1)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9]-1)" office:value-type="float" office:value="0.14" calcext:value-type="float">
            <text:p>0.14</text:p>
          </table:table-cell>
          <table:table-cell table:formula="of:=[.$M$1]*([.A9]-1)" office:value-type="float" office:value="7" calcext:value-type="float">
            <text:p>7</text:p>
          </table:table-cell>
          <table:table-cell table:formula="of:=[.A9]*[.$O$1]+[.$E$2]" office:value-type="float" office:value="1.4" calcext:value-type="float">
            <text:p>1.4</text:p>
          </table:table-cell>
          <table:table-cell table:formula="of:=([.B9]+[.C9])*[.E9]+[.D9]" office:value-type="float" office:value="8.596" calcext:value-type="float">
            <text:p>8.59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CEILING([.$K$4]*POWER([.$M$4]; [.H9]-1)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0]-1)" office:value-type="float" office:value="0.16" calcext:value-type="float">
            <text:p>0.16</text:p>
          </table:table-cell>
          <table:table-cell table:formula="of:=[.$M$1]*([.A10]-1)" office:value-type="float" office:value="8" calcext:value-type="float">
            <text:p>8</text:p>
          </table:table-cell>
          <table:table-cell table:formula="of:=[.A10]*[.$O$1]+[.$E$2]" office:value-type="float" office:value="1.45" calcext:value-type="float">
            <text:p>1.45</text:p>
          </table:table-cell>
          <table:table-cell table:formula="of:=([.B10]+[.C10])*[.E10]+[.D10]" office:value-type="float" office:value="9.682" calcext:value-type="float">
            <text:p>9.68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CEILING([.$K$4]*POWER([.$M$4]; [.H10]-1)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1]-1)" office:value-type="float" office:value="0.18" calcext:value-type="float">
            <text:p>0.18</text:p>
          </table:table-cell>
          <table:table-cell table:formula="of:=[.$M$1]*([.A11]-1)" office:value-type="float" office:value="9" calcext:value-type="float">
            <text:p>9</text:p>
          </table:table-cell>
          <table:table-cell table:formula="of:=[.A11]*[.$O$1]+[.$E$2]" office:value-type="float" office:value="1.5" calcext:value-type="float">
            <text:p>1.5</text:p>
          </table:table-cell>
          <table:table-cell table:formula="of:=([.B11]+[.C11])*[.E11]+[.D11]" office:value-type="float" office:value="10.77" calcext:value-type="float">
            <text:p>10.7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CEILING([.$K$4]*POWER([.$M$4]; [.H11]-1)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2]-1)" office:value-type="float" office:value="0.2" calcext:value-type="float">
            <text:p>0.2</text:p>
          </table:table-cell>
          <table:table-cell table:formula="of:=[.$M$1]*([.A12]-1)" office:value-type="float" office:value="10" calcext:value-type="float">
            <text:p>10</text:p>
          </table:table-cell>
          <table:table-cell table:formula="of:=[.A12]*[.$O$1]+[.$E$2]" office:value-type="float" office:value="1.55" calcext:value-type="float">
            <text:p>1.55</text:p>
          </table:table-cell>
          <table:table-cell table:formula="of:=([.B12]+[.C12])*[.E12]+[.D12]" office:value-type="float" office:value="11.86" calcext:value-type="float">
            <text:p>11.8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CEILING([.$K$4]*POWER([.$M$4]; [.H12]-1)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3]-1)" office:value-type="float" office:value="0.22" calcext:value-type="float">
            <text:p>0.22</text:p>
          </table:table-cell>
          <table:table-cell table:formula="of:=[.$M$1]*([.A13]-1)" office:value-type="float" office:value="11" calcext:value-type="float">
            <text:p>11</text:p>
          </table:table-cell>
          <table:table-cell table:formula="of:=[.A13]*[.$O$1]+[.$E$2]" office:value-type="float" office:value="1.6" calcext:value-type="float">
            <text:p>1.6</text:p>
          </table:table-cell>
          <table:table-cell table:formula="of:=([.B13]+[.C13])*[.E13]+[.D13]" office:value-type="float" office:value="12.952" calcext:value-type="float">
            <text:p>12.95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CEILING([.$K$4]*POWER([.$M$4]; [.H13]-1))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4]-1)" office:value-type="float" office:value="0.24" calcext:value-type="float">
            <text:p>0.24</text:p>
          </table:table-cell>
          <table:table-cell table:formula="of:=[.$M$1]*([.A14]-1)" office:value-type="float" office:value="12" calcext:value-type="float">
            <text:p>12</text:p>
          </table:table-cell>
          <table:table-cell table:formula="of:=[.A14]*[.$O$1]+[.$E$2]" office:value-type="float" office:value="1.65" calcext:value-type="float">
            <text:p>1.65</text:p>
          </table:table-cell>
          <table:table-cell table:formula="of:=([.B14]+[.C14])*[.E14]+[.D14]" office:value-type="float" office:value="14.046" calcext:value-type="float">
            <text:p>14.04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CEILING([.$K$4]*POWER([.$M$4]; [.H14]-1))"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5]-1)" office:value-type="float" office:value="0.26" calcext:value-type="float">
            <text:p>0.26</text:p>
          </table:table-cell>
          <table:table-cell table:formula="of:=[.$M$1]*([.A15]-1)" office:value-type="float" office:value="13" calcext:value-type="float">
            <text:p>13</text:p>
          </table:table-cell>
          <table:table-cell table:formula="of:=[.A15]*[.$O$1]+[.$E$2]" office:value-type="float" office:value="1.7" calcext:value-type="float">
            <text:p>1.7</text:p>
          </table:table-cell>
          <table:table-cell table:formula="of:=([.B15]+[.C15])*[.E15]+[.D15]" office:value-type="float" office:value="15.142" calcext:value-type="float">
            <text:p>15.142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CEILING([.$K$4]*POWER([.$M$4]; [.H15]-1))"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6]-1)" office:value-type="float" office:value="0.28" calcext:value-type="float">
            <text:p>0.28</text:p>
          </table:table-cell>
          <table:table-cell table:formula="of:=[.$M$1]*([.A16]-1)" office:value-type="float" office:value="14" calcext:value-type="float">
            <text:p>14</text:p>
          </table:table-cell>
          <table:table-cell table:formula="of:=[.A16]*[.$O$1]+[.$E$2]" office:value-type="float" office:value="1.75" calcext:value-type="float">
            <text:p>1.75</text:p>
          </table:table-cell>
          <table:table-cell table:formula="of:=([.B16]+[.C16])*[.E16]+[.D16]" office:value-type="float" office:value="16.24" calcext:value-type="float">
            <text:p>16.24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CEILING([.$K$4]*POWER([.$M$4]; [.H16]-1)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7]-1)" office:value-type="float" office:value="0.3" calcext:value-type="float">
            <text:p>0.3</text:p>
          </table:table-cell>
          <table:table-cell table:formula="of:=[.$M$1]*([.A17]-1)" office:value-type="float" office:value="15" calcext:value-type="float">
            <text:p>15</text:p>
          </table:table-cell>
          <table:table-cell table:formula="of:=[.A17]*[.$O$1]+[.$E$2]" office:value-type="float" office:value="1.8" calcext:value-type="float">
            <text:p>1.8</text:p>
          </table:table-cell>
          <table:table-cell table:formula="of:=([.B17]+[.C17])*[.E17]+[.D17]" office:value-type="float" office:value="17.34" calcext:value-type="float">
            <text:p>17.3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CEILING([.$K$4]*POWER([.$M$4]; [.H17]-1))" office:value-type="float" office:value="1347" calcext:value-type="float">
            <text:p>1347</text:p>
          </table:table-cell>
          <table:table-cell table:number-columns-repeated="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8]-1)" office:value-type="float" office:value="0.32" calcext:value-type="float">
            <text:p>0.32</text:p>
          </table:table-cell>
          <table:table-cell table:formula="of:=[.$M$1]*([.A18]-1)" office:value-type="float" office:value="16" calcext:value-type="float">
            <text:p>16</text:p>
          </table:table-cell>
          <table:table-cell table:formula="of:=[.A18]*[.$O$1]+[.$E$2]" office:value-type="float" office:value="1.85" calcext:value-type="float">
            <text:p>1.85</text:p>
          </table:table-cell>
          <table:table-cell table:formula="of:=([.B18]+[.C18])*[.E18]+[.D18]" office:value-type="float" office:value="18.442" calcext:value-type="float">
            <text:p>18.442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CEILING([.$K$4]*POWER([.$M$4]; [.H18]-1)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19]-1)" office:value-type="float" office:value="0.34" calcext:value-type="float">
            <text:p>0.34</text:p>
          </table:table-cell>
          <table:table-cell table:formula="of:=[.$M$1]*([.A19]-1)" office:value-type="float" office:value="17" calcext:value-type="float">
            <text:p>17</text:p>
          </table:table-cell>
          <table:table-cell table:formula="of:=[.A19]*[.$O$1]+[.$E$2]" office:value-type="float" office:value="1.9" calcext:value-type="float">
            <text:p>1.9</text:p>
          </table:table-cell>
          <table:table-cell table:formula="of:=([.B19]+[.C19])*[.E19]+[.D19]" office:value-type="float" office:value="19.546" calcext:value-type="float">
            <text:p>19.54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CEILING([.$K$4]*POWER([.$M$4]; [.H19]-1))"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20]-1)" office:value-type="float" office:value="0.36" calcext:value-type="float">
            <text:p>0.36</text:p>
          </table:table-cell>
          <table:table-cell table:formula="of:=[.$M$1]*([.A20]-1)" office:value-type="float" office:value="18" calcext:value-type="float">
            <text:p>18</text:p>
          </table:table-cell>
          <table:table-cell table:formula="of:=[.A20]*[.$O$1]+[.$E$2]" office:value-type="float" office:value="1.95" calcext:value-type="float">
            <text:p>1.95</text:p>
          </table:table-cell>
          <table:table-cell table:formula="of:=([.B20]+[.C20])*[.E20]+[.D20]" office:value-type="float" office:value="20.652" calcext:value-type="float">
            <text:p>20.65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CEILING([.$K$4]*POWER([.$M$4]; [.H20]-1))" office:value-type="float" office:value="5013" calcext:value-type="float">
            <text:p>5013</text:p>
          </table:table-cell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21]-1)" office:value-type="float" office:value="0.38" calcext:value-type="float">
            <text:p>0.38</text:p>
          </table:table-cell>
          <table:table-cell table:formula="of:=[.$M$1]*([.A21]-1)" office:value-type="float" office:value="19" calcext:value-type="float">
            <text:p>19</text:p>
          </table:table-cell>
          <table:table-cell table:formula="of:=[.A21]*[.$O$1]+[.$E$2]" office:value-type="float" office:value="2" calcext:value-type="float">
            <text:p>2</text:p>
          </table:table-cell>
          <table:table-cell table:formula="of:=([.B21]+[.C21])*[.E21]+[.D21]" office:value-type="float" office:value="21.76" calcext:value-type="float">
            <text:p>21.7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CEILING([.$K$4]*POWER([.$M$4]; [.H21]-1))" office:value-type="float" office:value="7770" calcext:value-type="float">
            <text:p>7770</text:p>
          </table:table-cell>
          <table:table-cell table:number-columns-repeated="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22]-1)" office:value-type="float" office:value="0.4" calcext:value-type="float">
            <text:p>0.4</text:p>
          </table:table-cell>
          <table:table-cell table:formula="of:=[.$M$1]*([.A22]-1)" office:value-type="float" office:value="20" calcext:value-type="float">
            <text:p>20</text:p>
          </table:table-cell>
          <table:table-cell table:formula="of:=[.A22]*[.$O$1]+[.$E$2]" office:value-type="float" office:value="2.05" calcext:value-type="float">
            <text:p>2.05</text:p>
          </table:table-cell>
          <table:table-cell table:formula="of:=([.B22]+[.C22])*[.E22]+[.D22]" office:value-type="float" office:value="22.87" calcext:value-type="float">
            <text:p>22.87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CEILING([.$K$4]*POWER([.$M$4]; [.H22]-1))" office:value-type="float" office:value="12044" calcext:value-type="float">
            <text:p>12044</text:p>
          </table:table-cell>
          <table:table-cell table:number-columns-repeated="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23]-1)" office:value-type="float" office:value="0.42" calcext:value-type="float">
            <text:p>0.42</text:p>
          </table:table-cell>
          <table:table-cell table:formula="of:=[.$M$1]*([.A23]-1)" office:value-type="float" office:value="21" calcext:value-type="float">
            <text:p>21</text:p>
          </table:table-cell>
          <table:table-cell table:formula="of:=[.A23]*[.$O$1]+[.$E$2]" office:value-type="float" office:value="2.1" calcext:value-type="float">
            <text:p>2.1</text:p>
          </table:table-cell>
          <table:table-cell table:formula="of:=([.B23]+[.C23])*[.E23]+[.D23]" office:value-type="float" office:value="23.982" calcext:value-type="float">
            <text:p>23.982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CEILING([.$K$4]*POWER([.$M$4]; [.H23]-1))" office:value-type="float" office:value="18667" calcext:value-type="float">
            <text:p>18667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24]-1)" office:value-type="float" office:value="0.44" calcext:value-type="float">
            <text:p>0.44</text:p>
          </table:table-cell>
          <table:table-cell table:formula="of:=[.$M$1]*([.A24]-1)" office:value-type="float" office:value="22" calcext:value-type="float">
            <text:p>22</text:p>
          </table:table-cell>
          <table:table-cell table:formula="of:=[.A24]*[.$O$1]+[.$E$2]" office:value-type="float" office:value="2.15" calcext:value-type="float">
            <text:p>2.15</text:p>
          </table:table-cell>
          <table:table-cell table:formula="of:=([.B24]+[.C24])*[.E24]+[.D24]" office:value-type="float" office:value="25.096" calcext:value-type="float">
            <text:p>25.09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CEILING([.$K$4]*POWER([.$M$4]; [.H24]-1))" office:value-type="float" office:value="28934" calcext:value-type="float">
            <text:p>28934</text:p>
          </table:table-cell>
          <table:table-cell table:number-columns-repeated="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25]-1)" office:value-type="float" office:value="0.46" calcext:value-type="float">
            <text:p>0.46</text:p>
          </table:table-cell>
          <table:table-cell table:formula="of:=[.$M$1]*([.A25]-1)" office:value-type="float" office:value="23" calcext:value-type="float">
            <text:p>23</text:p>
          </table:table-cell>
          <table:table-cell table:formula="of:=[.A25]*[.$O$1]+[.$E$2]" office:value-type="float" office:value="2.2" calcext:value-type="float">
            <text:p>2.2</text:p>
          </table:table-cell>
          <table:table-cell table:formula="of:=([.B25]+[.C25])*[.E25]+[.D25]" office:value-type="float" office:value="26.212" calcext:value-type="float">
            <text:p>26.212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CEILING([.$K$4]*POWER([.$M$4]; [.H25]-1))" office:value-type="float" office:value="44847" calcext:value-type="float">
            <text:p>44847</text:p>
          </table:table-cell>
          <table:table-cell table:number-columns-repeated="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[.$H$1]" office:value-type="float" office:value="1" calcext:value-type="float">
            <text:p>1</text:p>
          </table:table-cell>
          <table:table-cell table:formula="of:=[.$K$1]*([.A26]-1)" office:value-type="float" office:value="0.48" calcext:value-type="float">
            <text:p>0.48</text:p>
          </table:table-cell>
          <table:table-cell table:formula="of:=[.$M$1]*([.A26]-1)" office:value-type="float" office:value="24" calcext:value-type="float">
            <text:p>24</text:p>
          </table:table-cell>
          <table:table-cell table:formula="of:=[.A26]*[.$O$1]+[.$E$2]" office:value-type="float" office:value="2.25" calcext:value-type="float">
            <text:p>2.25</text:p>
          </table:table-cell>
          <table:table-cell table:formula="of:=([.B26]+[.C26])*[.E26]+[.D26]" office:value-type="float" office:value="27.33" calcext:value-type="float">
            <text:p>27.33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CEILING([.$K$4]*POWER([.$M$4]; [.H26]-1))" office:value-type="float" office:value="69513" calcext:value-type="float">
            <text:p>69513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style-name="ce1" table:formula="of:=CEILING([.$K$4]*POWER([.$M$4]; [.H27]-1))" office:value-type="float" office:value="107745" calcext:value-type="float">
            <text:p>10774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24" calcext:value-type="float">
            <text:p>24</text:p>
          </table:table-cell>
          <table:table-cell table:style-name="ce1" table:formula="of:=CEILING([.$K$4]*POWER([.$M$4]; [.H28]-1))" office:value-type="float" office:value="167005" calcext:value-type="float">
            <text:p>16700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25" calcext:value-type="float">
            <text:p>25</text:p>
          </table:table-cell>
          <table:table-cell table:style-name="ce1" table:formula="of:=CEILING([.$K$4]*POWER([.$M$4]; [.H29]-1))" office:value-type="float" office:value="258857" calcext:value-type="float">
            <text:p>258857</text:p>
          </table:table-cell>
          <table:table-cell table:number-columns-repeated="6"/>
        </table:table-row>
        <table:table-row table:style-name="ro1" table:number-rows-repeated="104854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15:36:18.89827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15:19:15.941121600</meta:creation-date>
    <dc:date>2026-03-14T15:40:53.612959100</dc:date>
    <meta:editing-duration>PT15M50S</meta:editing-duration>
    <meta:editing-cycles>15</meta:editing-cycles>
    <meta:generator>LibreOffice/25.8.5.2$Windows_X86_64 LibreOffice_project/9c8b85f387cc00a89945a79c9e6239f32e450ac2</meta:generator>
    <meta:document-statistic meta:table-count="1" meta:cell-count="221" meta:object-count="0"/>
  </office:meta>
</office:document-meta>
</file>